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580000001FDE25AC816433E7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Nimbus Roman No9 L" fo:font-size="11pt" fo:font-style="normal" style:font-size-asian="11pt" style:font-style-asian="normal" style:font-size-complex="11pt" style:font-style-complex="normal"/>
    </style:style>
    <style:style style:name="P3" style:family="paragraph" style:parent-style-name="Text_20_body">
      <style:text-properties style:font-name="Nimbus Roman No9 L" fo:font-size="11pt" fo:font-style="normal" officeooo:paragraph-rsid="003da650" style:font-size-asian="11pt" style:font-style-asian="normal" style:font-size-complex="11pt" style:font-style-complex="normal"/>
    </style:style>
    <style:style style:name="P4" style:family="paragraph" style:parent-style-name="Text_20_body">
      <style:text-properties style:font-name="Nimbus Roman No9 L" fo:font-size="11pt" fo:font-style="normal" officeooo:paragraph-rsid="003eb657" style:font-size-asian="11pt" style:font-style-asian="normal" style:font-size-complex="11pt" style:font-style-complex="normal"/>
    </style:style>
    <style:style style:name="P5" style:family="paragraph" style:parent-style-name="Text_20_body">
      <style:text-properties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Text_20_body">
      <style:text-properties fo:font-size="11pt" officeooo:paragraph-rsid="00ae75d4" style:font-size-asian="11pt" style:font-size-complex="11pt"/>
    </style:style>
    <style:style style:name="P8" style:family="paragraph" style:parent-style-name="Text_20_body">
      <style:text-properties fo:font-size="11pt" fo:font-style="italic" officeooo:rsid="00ae75d4" officeooo:paragraph-rsid="00ae75d4" style:font-size-asian="11pt" style:font-style-asian="italic" style:font-size-complex="11pt" style:font-style-complex="italic"/>
    </style:style>
    <style:style style:name="P9" style:family="paragraph" style:parent-style-name="Text_20_body">
      <style:paragraph-properties fo:margin-left="1in" fo:margin-right="0in" fo:text-indent="-1in" style:auto-text-indent="false">
        <style:tab-stops/>
      </style:paragraph-properties>
      <style:text-properties style:font-name="Nimbus Roman No9 L" fo:font-size="11pt" fo:font-style="normal" officeooo:paragraph-rsid="0044eac1" style:font-size-asian="11pt" style:font-style-asian="normal" style:font-size-complex="11pt" style:font-style-complex="normal"/>
    </style:style>
    <style:style style:name="P10" style:family="paragraph" style:parent-style-name="Text_20_body">
      <style:paragraph-properties fo:margin-left="1in" fo:margin-right="0in" fo:text-indent="-1in" style:auto-text-indent="false">
        <style:tab-stops/>
      </style:paragraph-properties>
      <style:text-properties style:font-name="Nimbus Roman No9 L" fo:font-size="11pt" fo:font-style="italic" officeooo:rsid="00b0412e" officeooo:paragraph-rsid="00b0412e" style:font-size-asian="11pt" style:font-style-asian="italic" style:font-size-complex="11pt" style:font-style-complex="italic"/>
    </style:style>
    <style:style style:name="P11" style:family="paragraph" style:parent-style-name="Text_20_body">
      <style:paragraph-properties fo:margin-left="1in" fo:margin-right="0in" fo:text-indent="-1in" style:auto-text-indent="false">
        <style:tab-stops/>
      </style:paragraph-properties>
      <style:text-properties style:font-name="Nimbus Roman No9 L" fo:font-size="11pt" fo:font-style="italic" officeooo:rsid="00b0412e" officeooo:paragraph-rsid="00b0412e" style:font-size-asian="11pt" style:font-style-asian="italic" style:font-size-complex="11pt" style:font-style-complex="italic"/>
    </style:style>
    <style:style style:name="P12" style:family="paragraph" style:parent-style-name="Text_20_body">
      <style:paragraph-properties fo:margin-left="1in" fo:margin-right="0in" fo:text-indent="-1in" style:auto-text-indent="false">
        <style:tab-stops/>
      </style:paragraph-properties>
      <style:text-properties fo:font-size="11pt" officeooo:rsid="004f0d91" officeooo:paragraph-rsid="0044eac1" style:font-size-asian="11pt" style:font-size-complex="11pt"/>
    </style:style>
    <style:style style:name="P13" style:family="paragraph" style:parent-style-name="Heading_20_1">
      <style:paragraph-properties fo:text-align="end" style:justify-single-word="false"/>
      <style:text-properties fo:font-size="11pt" style:font-size-asian="11pt" style:font-size-complex="11pt"/>
    </style:style>
    <style:style style:name="P14" style:family="paragraph" style:parent-style-name="Heading_20_1">
      <style:paragraph-properties fo:margin-top="0in" fo:margin-bottom="0.0827in" loext:contextual-spacing="false"/>
      <style:text-properties fo:font-size="11pt" style:font-size-asian="11pt" style:font-size-complex="11pt"/>
    </style:style>
    <style:style style:name="T1" style:family="text">
      <style:text-properties style:font-name="Nimbus Roman No9 L"/>
    </style:style>
    <style:style style:name="T2" style:family="text">
      <style:text-properties style:font-name="Nimbus Roman No9 L" fo:font-style="italic" style:font-style-asian="italic" style:font-style-complex="italic"/>
    </style:style>
    <style:style style:name="T3" style:family="text">
      <style:text-properties style:font-name="Nimbus Roman No9 L" fo:font-style="italic" officeooo:rsid="008a94fc" style:font-style-asian="italic" style:font-style-complex="italic"/>
    </style:style>
    <style:style style:name="T4" style:family="text">
      <style:text-properties style:font-name="Nimbus Roman No9 L" fo:font-style="normal" style:font-style-asian="normal" style:font-style-complex="normal"/>
    </style:style>
    <style:style style:name="T5" style:family="text">
      <style:text-properties style:font-name="Nimbus Roman No9 L" fo:font-style="normal" officeooo:rsid="00840a96" style:font-style-asian="normal" style:font-style-complex="normal"/>
    </style:style>
    <style:style style:name="T6" style:family="text">
      <style:text-properties style:font-name="Nimbus Roman No9 L" fo:font-style="normal" officeooo:rsid="008a94fc" style:font-style-asian="normal" style:font-style-complex="normal"/>
    </style:style>
    <style:style style:name="T7" style:family="text">
      <style:text-properties style:font-name="Nimbus Roman No9 L" fo:font-style="normal" officeooo:rsid="00ae75d4" style:font-style-asian="normal" style:font-style-complex="normal"/>
    </style:style>
    <style:style style:name="T8" style:family="text">
      <style:text-properties style:font-name="Nimbus Roman No9 L" fo:font-style="normal" officeooo:rsid="00ae9d64" style:font-style-asian="normal" style:font-style-complex="normal"/>
    </style:style>
    <style:style style:name="T9" style:family="text">
      <style:text-properties style:font-name="Nimbus Roman No9 L" fo:font-style="normal" officeooo:rsid="00afc29f" style:font-style-asian="normal" style:font-style-complex="normal"/>
    </style:style>
    <style:style style:name="T10" style:family="text">
      <style:text-properties style:font-name="Nimbus Roman No9 L" fo:font-style="normal" officeooo:rsid="00b0412e" style:font-style-asian="normal" style:font-style-complex="normal"/>
    </style:style>
    <style:style style:name="T11" style:family="text">
      <style:text-properties style:font-name="Nimbus Roman No9 L" officeooo:rsid="008a94fc"/>
    </style:style>
    <style:style style:name="T12" style:family="text">
      <style:text-properties fo:font-style="italic" style:font-style-asian="italic" style:font-style-complex="italic"/>
    </style:style>
    <style:style style:name="T13" style:family="text">
      <style:text-properties fo:font-style="italic" officeooo:rsid="003eb657" style:font-style-asian="italic" style:font-style-complex="italic"/>
    </style:style>
    <style:style style:name="T14" style:family="text">
      <style:text-properties fo:font-style="italic" officeooo:rsid="00ae75d4" style:font-style-asian="italic" style:font-style-complex="italic"/>
    </style:style>
    <style:style style:name="T15" style:family="text">
      <style:text-properties fo:font-style="italic" officeooo:rsid="00ae9d64" style:font-style-asian="italic" style:font-style-complex="italic"/>
    </style:style>
    <style:style style:name="T16" style:family="text">
      <style:text-properties fo:font-style="italic" officeooo:rsid="00afc29f" style:font-style-asian="italic" style:font-style-complex="italic"/>
    </style:style>
    <style:style style:name="T17" style:family="text">
      <style:text-properties officeooo:rsid="00840a96"/>
    </style:style>
    <style:style style:name="T18" style:family="text">
      <style:text-properties fo:font-style="normal" style:font-style-asian="normal" style:font-style-complex="normal"/>
    </style:style>
    <style:style style:name="T19" style:family="text">
      <style:text-properties fo:font-style="normal" officeooo:rsid="00b2c4c1" style:font-style-asian="normal" style:font-style-complex="normal"/>
    </style:style>
    <style:style style:name="T20" style:family="text">
      <style:text-properties officeooo:rsid="00ae9d64"/>
    </style:style>
    <style:style style:name="T21" style:family="text">
      <style:text-properties fo:font-weight="bold" officeooo:rsid="00ae9d64" style:font-weight-asian="bold" style:font-weight-complex="bold"/>
    </style:style>
    <style:style style:name="T22" style:family="text">
      <style:text-properties officeooo:rsid="00b0412e"/>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
      <text:h text:style-name="P14" text:outline-level="1">Big Data <text:span text:style-name="T17">Estimation: What’s the magnitude of the problem?</text:span></text:h>
      <text:p text:style-name="P6"/>
      <text:p text:style-name="P5"><text:span text:style-name="T2">Goal</text:span><text:span text:style-name="T4">:<text:tab/></text:span><text:span text:style-name="T6">Learn </text:span><text:span text:style-name="T5">to estimate </text:span><text:span text:style-name="T6">the magnitude of a big data problem</text:span></text:p>
      <text:p text:style-name="P2"/>
      <text:p text:style-name="P7"><text:span text:style-name="T2">Preparation</text:span><text:span text:style-name="T4">:<text:tab/></text:span><text:span text:style-name="T6">Study the paper </text:span><text:span text:style-name="T7">of</text:span><text:span text:style-name="T6"> Sergey Brin and Lawrence Page (1998), The Anatomy of a Large-Scale Hypertextual Web Search Engine, In: </text:span><text:span text:style-name="T3">Proceedings of the 7th International World Wide Web Conference</text:span><text:span text:style-name="T6">. </text:span><text:a xlink:type="simple" xlink:href="http://wwwconference.org/www7/1921/com1921.htm" text:style-name="Internet_20_link" text:visited-style-name="Visited_20_Internet_20_Link"><text:span text:style-name="T6">http://wwwconference.org/www7/1921/com1921.htm</text:span></text:a></text:p>
      <text:p text:style-name="P7"><text:span text:style-name="T6"/></text:p>
      <text:p text:style-name="P8"><text:span text:style-name="T11">I</text:span><text:span text:style-name="T1">ntroduction:<text:tab/></text:span><text:span text:style-name="T4">Before designing a </text:span><text:span text:style-name="T8">technical solution to any problem, </text:span><text:span text:style-name="T4">it is first </text:span><text:span text:style-name="T8">and foremost important </text:span><text:span text:style-name="T4">to assess the </text:span><text:span text:style-name="T1">magnitude</text:span><text:span text:style-name="T4"> of the problem. </text:span><text:span text:style-name="T8">The paper that you are about to study </text:span><text:span text:style-name="T10">(</text:span><text:span text:style-name="T9">an absolute classic, cited more than 17,000 times!) </text:span><text:span text:style-name="T8">introduce</text:span><text:span text:style-name="T9">s</text:span><text:span text:style-name="T8"> Google, and the design choices that made Google the world’s most influential search engine. </text:span><text:span text:style-name="T9">These design choices include </text:span><text:span text:style-name="T10">a </text:span><text:span text:style-name="T9">forerunner of the Google File System (called BigFiles), a forerunner of MapReduce (</text:span><text:span text:style-name="T10">by means of explicit Sorters), as well as PageRank, anchor text extraction and file inversion that may all be computed by MapReduce. </text:span></text:p>
      <text:p text:style-name="P7"><text:span text:style-name="T6"><text:s/></text:span></text:p>
      <text:p text:style-name="P3"><text:span text:style-name="T14">Question 1</text:span><text:span text:style-name="T12"> <text:tab/></text:span><text:span text:style-name="T22">Estimate the number of pages in the </text:span><text:span text:style-name="T21">repository </text:span><text:span text:style-name="T20">of the current Google (Google in 2019)?</text:span></text:p>
      <text:p text:style-name="P3"/>
      <text:p text:style-name="P4"><text:span text:style-name="T15">Question 2</text:span><text:span text:style-name="T13"> <text:tab/></text:span><text:span text:style-name="T22">Estimate the size in bytes of the repository of Google 2019?</text:span></text:p>
      <text:p text:style-name="P4"/>
      <text:p text:style-name="P9"><text:span text:style-name="T16">Question 3<text:tab/></text:span><text:span text:style-name="T22">How big should we design our (GFS or Hadoop) cluster for storing and analyzing the repository? Report the number and size of hard disks, and the number of chunk servers (data nodes). Bonus question: How much main memory does the master node (name node) need?</text:span></text:p>
      <text:p text:style-name="P9"/>
      <text:p text:style-name="P10">Question 4<text:tab/><text:span text:style-name="T18">How much time would it take to analyze (or scan) the full repository?</text:span></text:p>
      <text:p text:style-name="P10"><text:span text:style-name="T18"/></text:p>
      <text:p text:style-name="P10">Bonus 1<text:span text:style-name="T18"><text:tab/>What is the size of the </text:span><text:span text:style-name="T19">Google 2019</text:span><text:span text:style-name="T18"> inverted index?</text:span></text:p>
      <text:p text:style-name="P10"><text:span text:style-name="T18"/></text:p>
      <text:p text:style-name="P10">Bonus 2<text:span text:style-name="T18"><text:tab/>How much time does a search for the query </text:span>information retrieval<text:span text:style-name="T18"> take on the inverted index?</text:span></text:p>
      <text:p text:style-name="P10"><text:span text:style-name="T18"/></text:p>
      <text:p text:style-name="P10"><text:span text:style-name="T18"/></text:p>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iberation Mono" svg:font-family="'Liberation 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Nimbus Roman No9 L" fo:font-family="'Nimbus Roman No9 L'"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3937in" fo:margin-right="0in" fo:margin-top="0in" fo:margin-bottom="0in" loext:contextual-spacing="false" fo:text-indent="0in" style:auto-text-indent="false"/>
      <style:text-properties style:font-name="Nimbus Mono L" fo:font-family="'Nimbus Mono L'" style:font-family-generic="modern" style:font-pitch="fixed"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Nimbus Sans L" fo:font-family="'Nimbus Sans L'" style:font-family-generic="swiss" style:font-pitch="variable"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902in" fo:margin-bottom="0.6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joerd Hiemstra <text:s/><draw:frame draw:style-name="Mfr1" draw:name="Afbeeldingen2" text:anchor-type="as-char" svg:width="0.6102in" svg:height="0.2165in" draw:z-index="0"><draw:image xlink:href="Pictures/10000201000000580000001FDE25AC816433E763.png" xlink:type="simple" xlink:show="embed" xlink:actuate="onLoad" loext:mime-type="image/png"/></draw:frame><text:s text:c="2"/>http://creativecommons.org/licenses/by-sa/3.0/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9-30T10:41:01</meta:creation-date>
    <dc:date>2019-03-03T20:45:25.043605142</dc:date>
    <meta:editing-duration>P1DT2H29M57S</meta:editing-duration>
    <meta:editing-cycles>99</meta:editing-cycles>
    <meta:generator>LibreOffice/6.0.7.3$Linux_X86_64 LibreOffice_project/00m0$Build-3</meta:generator>
    <meta:document-statistic meta:table-count="0" meta:image-count="1" meta:object-count="0" meta:page-count="1" meta:paragraph-count="12" meta:word-count="268" meta:character-count="1689" meta:non-whitespace-character-count="1424"/>
    <meta:user-defined meta:name="Info 1"/>
    <meta:user-defined meta:name="Info 2"/>
    <meta:user-defined meta:name="Info 3"/>
    <meta:user-defined meta:name="Info 4"/>
  </office:meta>
</office:document-meta>
</file>